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c7c" officeooo:paragraph-rsid="00007c7c"/>
    </style:style>
    <style:style style:name="P2" style:family="paragraph" style:parent-style-name="Heading_20_3">
      <style:text-properties officeooo:rsid="00007c7c" officeooo:paragraph-rsid="00007c7c"/>
    </style:style>
    <style:style style:name="P3" style:family="paragraph" style:parent-style-name="Standard" style:list-style-name="L1">
      <style:text-properties officeooo:rsid="00007c7c" officeooo:paragraph-rsid="00007c7c"/>
    </style:style>
    <style:style style:name="P4" style:family="paragraph" style:parent-style-name="Standard">
      <style:text-properties officeooo:rsid="00007c7c" officeooo:paragraph-rsid="00007c7c"/>
    </style:style>
    <style:style style:name="P5" style:family="paragraph" style:parent-style-name="Standard">
      <style:text-properties officeooo:rsid="0001c663" officeooo:paragraph-rsid="0001c663"/>
    </style:style>
    <style:style style:name="P6" style:family="paragraph" style:parent-style-name="Heading_20_3">
      <style:paragraph-properties fo:break-before="page"/>
    </style:style>
    <style:style style:name="T1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oPlanning</text:h>
      <text:p text:style-name="P1"/>
      <text:p text:style-name="P1">Ce projet ect actuellement un fork du projet <text:a xlink:type="simple" xlink:href="http://www.soplanning.org/fr/index.php" text:style-name="Internet_20_link" text:visited-style-name="Visited_20_Internet_20_Link">http://www.soplanning.org/fr/index.php</text:a>.</text:p>
      <text:p text:style-name="P1">A l’avenir, ce projet a pour vocation de ré-intégrer le projet initial.</text:p>
      <text:p text:style-name="P1"/>
      <text:h text:style-name="P2" text:outline-level="3">Gérez le planning de vos projets et de vos équipes</text:h>
      <text:p text:style-name="Text_20_body">SOPlanning est un outil de planification en ligne, conçu pour organiser efficacement des projets et tâches depuis n'importe quel navigateur ou appareil.<text:line-break/><text:line-break/>Assignez le travail pour chaque membre de vos équipes, quel que soit votre domaine d'activité.<text:line-break/>L'objectif est de proposer une vue claire et efficace de <text:span text:style-name="T1">qui fait quoi, quand, et sur quel projet</text:span>.<text:line-break/>L'affichage est proposé sous forme de calendrier horizontal, avec de multiples options permettant de personnaliser l'affichage.<text:line-break/>Les clés de l'outil : <text:span text:style-name="T1">une liste de projets</text:span>, <text:span text:style-name="T1">une liste d'utilisateurs</text:span>, et <text:span text:style-name="T1">des tâches assignées</text:span> sur les différents projets. En option, la gestion de ressources/matériel et de lieux/locaux si vous le souhaitez.<text:line-break/><text:line-break/>SOPlanning est utilisé dans de nombreux domaines : gestion de projets informatiques, usine de production, réservation de matériels, planning de disponibilités, système de réservation en ligne, etc.<text:line-break/><text:line-break/>L'outil est <text:span text:style-name="T1">simple à utiliser</text:span>, les interfaces sont claires. La prise en main ne prend que quelques minutes. Consultez les captures d'écran ci-dessous, ou <text:a xlink:type="simple" xlink:href="http://www.soplanning.org/fr/demo.php" text:style-name="Internet_20_link" text:visited-style-name="Visited_20_Internet_20_Link">testez la démo en ligne</text:a>.<text:line-break/><text:line-break/>Il est également possible de développer des versions sur mesure correspondant à votre métier et vos besoins. Dans ce cas, <text:a xlink:type="simple" xlink:href="http://www.soplanning.org/fr/contact.php" text:style-name="Internet_20_link" text:visited-style-name="Visited_20_Internet_20_Link">contactez-nous</text:a> en exprimant vos besoins et vos problématiques métier. </text:p>
      <text:p text:style-name="P1"/>
      <text:h text:style-name="Heading_20_3" text:outline-level="3">Modifications apportées</text:h>
      <text:p text:style-name="P1"/>
      <text:list xml:id="list3678809337124469295" text:style-name="L1">
        <text:list-item>
          <text:p text:style-name="P3">Un accès via smartphone, permet de visualiser son planning</text:p>
        </text:list-item>
        <text:list-item>
          <text:p text:style-name="P3">Un affichage tableau récapitulatif </text:p>
        </text:list-item>
        <text:list-item>
          <text:p text:style-name="P3">Une synchronisation avec Infocob</text:p>
        </text:list-item>
        <text:list-item>
          <text:p text:style-name="P3">Une synchronisation avec librePlan</text:p>
        </text:list-item>
      </text:list>
      <text:p text:style-name="P1"/>
      <text:p text:style-name="P1"/>
      <text:h text:style-name="P6" text:outline-level="3">Synchronisation avec InfoCob</text:h>
      <text:p text:style-name="P5">Infocob maintient la liste des utilisateurs et des congés, chaque mise à jour </text:p>
      <text:p text:style-name="P5"/>
      <text:h text:style-name="Heading_20_3" text:outline-level="3">Synchronisation avec librePla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35:50.984900223</meta:creation-date>
    <dc:date>2017-05-24T15:49:11.423096195</dc:date>
    <meta:editing-duration>PT1H13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267" meta:character-count="1793" meta:non-whitespace-character-count="1536"/>
  </office:meta>
</office:document-meta>
</file>